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1688AE1EF52D70BFEFF.png" manifest:media-type="image/png"/>
  <manifest:file-entry manifest:full-path="Pictures/10000201000003000000016897AF81DC0B09C500.png" manifest:media-type="image/png"/>
  <manifest:file-entry manifest:full-path="Pictures/1000020100000300000001684C6533B437A264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" svg:font-family="'Century School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14.84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6.896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 style:text-underline-style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text-underline-style="none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text-underline-style="none" fo:hyphenate="false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name-asian="Century Schoolbook" style:font-size-asian="24pt" style:font-style-asian="normal" style:font-weight-asian="normal" style:font-name-complex="Century Schoolbook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Picture 23" draw:style-name="gr1" draw:text-style-name="P1" draw:layer="layout" svg:width="13.546cm" svg:height="6.349cm" svg:x="6.922cm" svg:y="4.83cm">
          <draw:image xlink:href="Pictures/1000020100000300000001684C6533B437A26464.png" xlink:type="simple" xlink:show="embed" xlink:actuate="onLoad">
            <text:p/>
          </draw:image>
        </draw:frame>
        <draw:frame draw:name="Picture 9" draw:style-name="gr1" draw:text-style-name="P1" draw:layer="layout" svg:width="13.546cm" svg:height="6.349cm" svg:x="6.925cm" svg:y="4.823cm">
          <draw:image xlink:href="Pictures/10000201000003000000016897AF81DC0B09C500.png" xlink:type="simple" xlink:show="embed" xlink:actuate="onLoad">
            <text:p/>
          </draw:image>
        </draw:frame>
        <draw:frame draw:name="Picture 16" draw:style-name="gr1" draw:text-style-name="P1" draw:layer="layout" svg:width="13.546cm" svg:height="6.349cm" svg:x="6.925cm" svg:y="4.823cm">
          <draw:image xlink:href="Pictures/1000020100000300000001688AE1EF52D70BFEFF.png" xlink:type="simple" xlink:show="embed" xlink:actuate="onLoad">
            <text:p/>
          </draw:image>
        </draw:frame>
        <draw:g draw:name="Group 4">
          <draw:custom-shape draw:name="Straight Arrow Connector 7" draw:style-name="gr2" draw:text-style-name="P1" draw:layer="layout" svg:width="15.348cm" svg:height="0.001cm" svg:x="6.115cm" svg:y="11.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" draw:style-name="gr3" draw:text-style-name="P1" draw:layer="layout" svg:width="0.001cm" svg:height="7.146cm" svg:x="7.042cm" svg:y="5.001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extBox 5" draw:style-name="gr4" draw:text-style-name="P3" draw:layer="layout" svg:width="2.916cm" svg:height="1.267cm" svg:x="12.947cm" svg:y="11.433cm">
          <text:p text:style-name="P2"><text:span text:style-name="T1">po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3" draw:layer="layout" svg:width="3.006cm" svg:height="1.266cm" draw:transform="rotate (1.5707963267949) translate (5.842cm 9.914cm)">
          <text:p text:style-name="P2"><text:span text:style-name="T1">v</text:span><text:span text:style-name="T1">a</text:span><text:span text:style-name="T1">l</text:span><text:span text:style-name="T1">u</text:span><text:span text:style-name="T1">e</text:span><text:span text:style-name="T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" svg:font-family="'Century School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7T18:19:25.401498003</meta:creation-date>
    <dc:date>2018-03-17T18:59:01.634244088</dc:date>
    <meta:editing-duration>PT39M36S</meta:editing-duration>
    <meta:editing-cycles>2</meta:editing-cycles>
    <meta:generator>LibreOffice/5.1.6.2$Linux_X86_64 LibreOffice_project/10m0$Build-2</meta:generator>
    <meta:document-statistic meta:object-count="31"/>
  </office:meta>
</office:document-meta>
</file>